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ource Code Pro" svg:font-family="'Source Code Pro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81b4"/>
    </style:style>
    <style:style style:name="P2" style:family="paragraph" style:parent-style-name="Standard">
      <style:text-properties officeooo:rsid="001382c4" officeooo:paragraph-rsid="001382c4"/>
    </style:style>
    <style:style style:name="P3" style:family="paragraph" style:parent-style-name="Standard">
      <style:text-properties officeooo:rsid="001903f9" officeooo:paragraph-rsid="001903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p text:style-name="Standard"/>
      <text:h text:style-name="Heading_20_2" text:outline-level="2">Problem with comparison of unsigned int index &lt; 0</text:h>
      <text:p text:style-name="P2"/>
      <text:p text:style-name="P2"/>
      <text:p text:style-name="_5f_code1">#include &lt;stdio.h&gt;</text:p>
      <text:p text:style-name="_5f_code1"/>
      <text:p text:style-name="_5f_code1">short sum(short *, unsigned int);</text:p>
      <text:p text:style-name="_5f_code1"/>
      <text:p text:style-name="_5f_code1">int main() {</text:p>
      <text:p text:style-name="_5f_code1"/>
      <text:p text:style-name="_5f_code1"><text:s text:c="4"/>short nums[] = {1, 2, 3, 4, 5};</text:p>
      <text:p text:style-name="_5f_code1"/>
      <text:p text:style-name="_5f_code1"><text:s text:c="4"/>printf("%hd\n", sum(nums, (sizeof nums / sizeof *nums) - 1));</text:p>
      <text:p text:style-name="_5f_code1"/>
      <text:p text:style-name="_5f_code1"><text:s text:c="4"/>return 0;</text:p>
      <text:p text:style-name="_5f_code1">}</text:p>
      <text:p text:style-name="_5f_code1"/>
      <text:p text:style-name="_5f_code1">short sum(short * ptr, unsigned int index) {</text:p>
      <text:p text:style-name="_5f_code1"><text:s text:c="4"/>if (index &lt; 0) return 0;</text:p>
      <text:p text:style-name="_5f_code1"><text:s text:c="4"/>printf("%d\n", index);</text:p>
      <text:p text:style-name="_5f_code1"><text:s text:c="4"/>return *(ptr + index) + sum(ptr, index - 1);</text:p>
      <text:p text:style-name="_5f_code1">}</text:p>
      <text:p text:style-name="P2"/>
      <text:p text:style-name="P2"/>
      <text:p text:style-name="P2">OUTPUT:</text:p>
      <text:p text:style-name="P2"/>
      <text:p text:style-name="P2">$ gcc -std=c99 -W -Wall -pedantic c.c -o prog</text:p>
      <text:p text:style-name="P2">c.c: In function ‘sum’:</text:p>
      <text:p text:style-name="P2">c.c:17:15: warning: comparison of unsigned expression &lt; 0 is always false [-Wtype-limits]</text:p>
      <text:p text:style-name="P2"><text:s text:c="5"/>if (index &lt; 0) return 0;</text:p>
      <text:p text:style-name="P2"><text:s text:c="15"/>^</text:p>
      <text:p text:style-name="P2"/>
      <text:p text:style-name="P2">$ ./prog </text:p>
      <text:p text:style-name="P2">4</text:p>
      <text:p text:style-name="P2">3</text:p>
      <text:p text:style-name="P2">2</text:p>
      <text:p text:style-name="P2">1</text:p>
      <text:p text:style-name="P2">0</text:p>
      <text:p text:style-name="P2">-1</text:p>
      <text:p text:style-name="P2">Segmentation fault (core dumped)</text:p>
      <text:p text:style-name="P2"/>
      <text:p text:style-name="P2"/>
      <text:p text:style-name="Horizontal_20_Line"/>
      <text:p text:style-name="P2"/>
      <text:p text:style-name="P2"/>
      <text:p text:style-name="P3">Arrays are passed by reference; structs are NOT.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Standard"/>
      <text:p text:style-name="Standard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Source Code Pro" svg:font-family="'Source Code Pro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_5f_code1" style:display-name="_code1" style:family="paragraph">
      <style:text-properties style:font-name="Source Code Pro" fo:font-family="'Source Code Pro'" style:font-style-name="Regular" style:font-pitch="fixed" fo:font-size="10.5pt" fo:language="zxx" fo:country="none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_5f_code1" style:display-name="_code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9.0547in" fo:page-height="11.811in" style:num-format="1" style:print-orientation="portrait" fo:margin-top="0.3937in" fo:margin-bottom="0.3937in" fo:margin-left="0.5902in" fo:margin-right="0.3937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1T17:30:38.440589820</meta:creation-date>
    <dc:title>Summaries 1</dc:title>
    <meta:editing-duration>PT9M49S</meta:editing-duration>
    <meta:editing-cycles>5</meta:editing-cycles>
    <meta:generator>LibreOffice/5.0.2.2$Linux_X86_64 LibreOffice_project/00m0$Build-2</meta:generator>
    <meta:initial-creator>Fernando Basso</meta:initial-creator>
    <dc:date>2016-01-05T13:48:17.036248191</dc:date>
    <dc:creator>Fernando Basso</dc:creator>
    <meta:document-statistic meta:table-count="0" meta:image-count="0" meta:object-count="0" meta:page-count="2" meta:paragraph-count="28" meta:word-count="118" meta:character-count="678" meta:non-whitespace-character-count="543"/>
    <meta:template xlink:type="simple" xlink:actuate="onRequest" xlink:title="Summaries 1" xlink:href="../../../../.config/libreoffice/4/user/template/Summaries%201.ott" meta:date="2016-01-01T17:30:37.733829332"/>
  </office:meta>
</office:document-meta>
</file>